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ebdb" officeooo:paragraph-rsid="0017ebdb"/>
    </style:style>
    <style:style style:name="P2" style:family="paragraph" style:parent-style-name="Standard">
      <style:paragraph-properties fo:text-align="center" style:justify-single-word="false"/>
      <style:text-properties officeooo:rsid="0017ebdb" officeooo:paragraph-rsid="0017ebdb"/>
    </style:style>
    <style:style style:name="P3" style:family="paragraph" style:parent-style-name="Standard">
      <style:paragraph-properties fo:text-align="start" style:justify-single-word="false"/>
      <style:text-properties officeooo:rsid="0017ebdb" officeooo:paragraph-rsid="0017ebdb"/>
    </style:style>
    <style:style style:name="P4" style:family="paragraph" style:parent-style-name="Standard">
      <style:text-properties fo:font-weight="bold" officeooo:rsid="0017ebdb" officeooo:paragraph-rsid="0017ebdb" style:font-weight-asian="bold" style:font-weight-complex="bold"/>
    </style:style>
    <style:style style:name="P5" style:family="paragraph" style:parent-style-name="Standard">
      <style:text-properties fo:font-weight="bold" officeooo:rsid="001a31c0" officeooo:paragraph-rsid="001a31c0" style:font-weight-asian="bold" style:font-weight-complex="bold"/>
    </style:style>
    <style:style style:name="P6" style:family="paragraph" style:parent-style-name="Standard">
      <style:text-properties fo:font-weight="normal" officeooo:rsid="0017ebdb" officeooo:paragraph-rsid="0017ebdb" style:font-weight-asian="normal" style:font-weight-complex="normal"/>
    </style:style>
    <style:style style:name="P7" style:family="paragraph" style:parent-style-name="Standard">
      <style:text-properties fo:font-weight="normal" officeooo:rsid="001a31c0" officeooo:paragraph-rsid="001a31c0" style:font-weight-asian="normal" style:font-weight-complex="normal"/>
    </style:style>
    <style:style style:name="P8" style:family="paragraph" style:parent-style-name="Text_20_body">
      <style:text-properties fo:font-weight="normal" officeooo:rsid="0017ebdb" officeooo:paragraph-rsid="0017ebdb"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paragraph-rsid="00189954" style:font-weight-asian="bold" style:font-weight-complex="bold"/>
    </style:style>
    <style:style style:name="P11" style:family="paragraph" style:parent-style-name="Text_20_body">
      <style:text-properties officeooo:paragraph-rsid="00189954"/>
    </style:style>
    <style:style style:name="P12" style:family="paragraph" style:parent-style-name="Text_20_body">
      <style:text-properties officeooo:paragraph-rsid="00189e72"/>
    </style:style>
    <style:style style:name="T1" style:family="text">
      <style:text-properties officeooo:rsid="0017ebdb"/>
    </style:style>
    <style:style style:name="T2" style:family="text">
      <style:text-properties style:text-underline-style="solid" style:text-underline-width="auto" style:text-underline-color="font-color"/>
    </style:style>
    <style:style style:name="T3" style:family="text">
      <style:text-properties officeooo:rsid="00189954"/>
    </style:style>
    <style:style style:name="T4" style:family="text">
      <style:text-properties officeooo:rsid="00189e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yecto Practical Machine Learning</text:p>
      <text:p text:style-name="P2"/>
      <text:p text:style-name="P3"/>
      <text:p text:style-name="P4">Antecedentes</text:p>
      <text:p text:style-name="P1"/>
      <text:p text:style-name="P1">Con dispositivos como Jawbone Up, Nike FuelBand y Fitbit, ahora es posible recopilar una gran cantidad de datos sobre la actividad personal de forma relativamente económica. Este tipo de dispositivos son parte del auto movimiento cuantificado: un grupo de entusiastas que toman medidas sobre sí mismos con regularidad para mejorar su salud, para encontrar patrones en su comportamiento o porque son fanáticos de la tecnología. </text:p>
      <text:p text:style-name="P1"/>
      <text:p text:style-name="P1">Una cosa que las personas hacen con regularidad es cuantificar la cantidad de una actividad en particular que hacen, pero rara vez cuantifican qué tan bien la hacen. </text:p>
      <text:p text:style-name="P1"/>
      <text:p text:style-name="P1">En este proyecto, su objetivo será utilizar datos de acelerómetros en el cinturón, antebrazo, brazo y mancuerna de 6 participantes. </text:p>
      <text:p text:style-name="P1"/>
      <text:p text:style-name="P1">Se les pidió que realizaran levantamientos con barra de forma correcta e incorrecta de 5 formas diferentes. Hay más información disponible en el sitio web aquí: http://groupware.les.inf.puc-rio.br/har (consulte la sección sobre el conjunto de datos de ejercicios de levantamiento de pesas).</text:p>
      <text:p text:style-name="P1"/>
      <text:p text:style-name="P4">Datos</text:p>
      <text:p text:style-name="P4"/>
      <text:p text:style-name="P6">Para entrenamiento:</text:p>
      <text:p text:style-name="P6"/>
      <text:p text:style-name="P8"><text:a xlink:type="simple" xlink:href="https://d396qusza40orc.cloudfront.net/predmachlearn/pml-training.csv" office:target-frame-name="_blank" xlink:show="new" text:style-name="Internet_20_link" text:visited-style-name="Visited_20_Internet_20_Link"><text:span text:style-name="T2">https://d396qusza40orc.cloudfront.net/predmachlearn/pml-training.csv</text:span></text:a></text:p>
      <text:p text:style-name="Text_20_body"><text:line-break/><text:span text:style-name="T1">Para test:</text:span></text:p>
      <text:p text:style-name="Text_20_body"><text:a xlink:type="simple" xlink:href="https://d396qusza40orc.cloudfront.net/predmachlearn/pml-testing.csv" text:style-name="Internet_20_link" text:visited-style-name="Visited_20_Internet_20_Link">https://d396qusza40orc.cloudfront.net/predmachlearn/pml-testing.csv</text:a></text:p>
      <text:p text:style-name="Text_20_body"/>
      <text:p text:style-name="Text_20_body">Los datos de este proyecto provienen de esta fuente: http://groupware.les.inf.puc-rio.br/har. Si usa el documento que crea para esta clase para cualquier propósito, por favor cítelos ya que han sido muy generosos al permitir que sus datos se usen para este tipo de tarea.</text:p>
      <text:p text:style-name="Text_20_body"/>
      <text:p text:style-name="P9">Qué debes enviar</text:p>
      <text:p text:style-name="P11">El objetivo de su proyecto es predecir la forma en que realizaron el ejercicio. Ésta es la variable "clas<text:span text:style-name="T3">s</text:span>e" del conjunto de entrenamiento. </text:p>
      <text:p text:style-name="P11">Puede usar cualquiera de las otras variables para predecir. Debe crear un informe que describa cómo construyó su modelo, cómo usó la validación cruzada, cuál cree que es el error esperado fuera de la muestra y por qué tomó las decisiones que tomó. </text:p>
      <text:p text:style-name="P11">También utilizará su modelo de predicción para predecir 20 casos de prueba diferentes.</text:p>
      <text:p text:style-name="P10"><text:soft-page-break/>Porción de revisión por pares <text:span text:style-name="T4">(Peer Review)</text:span></text:p>
      <text:p text:style-name="P12">Su envío para la parte de Peer Review debe consistir en un enlace a un repositorio de Github con <text:s/><text:span text:style-name="T4">RmarkDown </text:span><text:s/>de R y un archivo HTML compilado que describa su análisis. </text:p>
      <text:p text:style-name="P12">Restrinja el texto del escrito a &lt;2000 palabras y el número de cifras a menos de 5. </text:p>
      <text:p text:style-name="P12">Será más fácil para los calificadores enviar un repositorio con una rama de gh-pages para que la página HTML se pueda ver en línea ( y siempre quiere ponérselo fácil a los calificadores :-).</text:p>
      <text:p text:style-name="P6"/>
      <text:p text:style-name="P5">Porción de las preguntas del proyecto del curso.</text:p>
      <text:p text:style-name="P5"/>
      <text:p text:style-name="P7">Aplique su algoritmo de aprendizaje automático a los 20 casos de prueba disponibles en los datos de prueba anteriores y envíe sus predicciones en el formato apropiado al Cuestionario de predicción del proyecto del curso para una calificación automatizada.</text:p>
      <text:p text:style-name="P7"/>
      <text:p text:style-name="P5">Reproducibilidad</text:p>
      <text:p text:style-name="P5"/>
      <text:p text:style-name="P7">Debido a problemas de seguridad con el intercambio de código R, sus compañeros de clase no ejecutarán su código durante la evaluación. Asegúrese de que si descargan el repositorio, podrán ver la versión HTML compilada de su análi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3:43:04.074366800</meta:creation-date>
    <dc:date>2020-09-11T14:05:50.703581563</dc:date>
    <meta:editing-duration>PT22M48S</meta:editing-duration>
    <meta:editing-cycles>4</meta:editing-cycles>
    <meta:generator>LibreOffice/6.4.6.2$Linux_X86_64 LibreOffice_project/40$Build-2</meta:generator>
    <meta:document-statistic meta:table-count="0" meta:image-count="0" meta:object-count="0" meta:page-count="2" meta:paragraph-count="24" meta:word-count="466" meta:character-count="3030" meta:non-whitespace-character-count="2578"/>
  </office:meta>
</office:document-meta>
</file>